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200" calcext:value-type="float">
            <text:p>20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50" calcext:value-type="float">
            <text:p>15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2:37:26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4T14:04:41.732000000</dc:date>
    <meta:editing-duration>P2DT5H58M52S</meta:editing-duration>
    <meta:editing-cycles>321</meta:editing-cycles>
    <meta:document-statistic meta:table-count="4" meta:cell-count="1135" meta:object-count="0"/>
  </office:meta>
</office:document-meta>
</file>